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9eb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oid:layout_width="fill_parent"</text:span><text:line-break/>fill_parent": Bu değer, öğenin, bulunduğu ana öğenin (parent) genişliğine eşit olmasını sağlar</text:p>
      <text:p text:style-name="P1"/>
      <text:p text:style-name="P1"><text:span text:style-name="T1">android:layout_height="wrap_content"</text:span><text:line-break/>android:layout_height: Bu özellik, öğenin yüksekliğini belirler.<text:line-break/>"wrap_content": Bu değer, öğenin içeriğine göre yüksekliğinin otomatik olarak ayarlanmasını sağlar. Yani, ListView'da kaç tane öğe varsa, yükseklik ona göre ayarlanacaktır.</text:p>
      <text:p text:style-name="P1"/>
      <text:p text:style-name="P1"/>
      <text:p text:style-name="P1"><text:span text:style-name="T2">a</text:span><text:span text:style-name="T1">ndroid:roundIcon</text:span> özelliği, Android uygulamanızın yuvarlak simgesini tanımlamak için kullanılır. Bu özellik, AndroidManifest.xml dosyasında application etiketi içinde belirtilir.</text:p>
      <text:p text:style-name="P1"/>
      <text:p text:style-name="P1"/>
      <text:p text:style-name="P1"><text:s/>&lt;resources&gt;</text:p>
      <text:p text:style-name="P1"><text:s/>&lt;stringname="app_name"&gt;Test&lt;/string&gt;</text:p>
      <text:p text:style-name="P1"><text:s/>&lt;stringname="action_settings"&gt;Settings&lt;/string&gt;</text:p>
      <text:p text:style-name="P1"><text:s/>&lt;stringname="hello_world"&gt;Helloworld!&lt;/string&gt;</text:p>
      <text:p text:style-name="P1"><text:s/>&lt;string-arrayname="operationsystems"&gt;</text:p>
      <text:p text:style-name="P1"><text:s/>&lt;item&gt;Ubuntu&lt;/item&gt;</text:p>
      <text:p text:style-name="P1"><text:s/>&lt;item&gt;Android&lt;/item&gt;</text:p>
      <text:p text:style-name="P1"><text:s/>&lt;item&gt;Microsoft Windows&lt;/item&gt;</text:p>
      <text:p text:style-name="P1"><text:s/>&lt;/string-array&gt;</text:p>
      <text:p text:style-name="P1"><text:s/>&lt;colorname="red"&gt;#ff0000&lt;/color&gt;</text:p>
      <text:p text:style-name="P1"><text:s/>&lt;dimenname="mymargin"&gt;10dp&lt;/dimen&gt;</text:p>
      <text:p text:style-name="P1"><text:s/>&lt;/resourc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9:35:54.911000000</meta:creation-date>
    <dc:date>2024-11-19T20:52:33.784000000</dc:date>
    <meta:editing-duration>PT41M3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5" meta:word-count="71" meta:character-count="931" meta:non-whitespace-character-count="863"/>
  </office:meta>
</office:document-meta>
</file>